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280a" officeooo:paragraph-rsid="0007280a"/>
    </style:style>
    <style:style style:name="P2" style:family="paragraph" style:parent-style-name="Standard">
      <style:paragraph-properties fo:text-align="start" style:justify-single-word="false"/>
      <style:text-properties officeooo:rsid="0007280a" officeooo:paragraph-rsid="0007280a"/>
    </style:style>
    <style:style style:name="P3" style:family="paragraph" style:parent-style-name="Text_20_body">
      <style:text-properties officeooo:rsid="00087b83" officeooo:paragraph-rsid="00087b83"/>
    </style:style>
    <style:style style:name="P4" style:family="paragraph" style:parent-style-name="Text_20_body">
      <style:text-properties officeooo:rsid="0009fd72" officeooo:paragraph-rsid="0009fd72"/>
    </style:style>
    <style:style style:name="P5" style:family="paragraph" style:parent-style-name="Text_20_body">
      <style:text-properties officeooo:rsid="0009fd72" officeooo:paragraph-rsid="000e8545"/>
    </style:style>
    <style:style style:name="P6" style:family="paragraph" style:parent-style-name="Text_20_body">
      <style:text-properties officeooo:rsid="000b581c" officeooo:paragraph-rsid="000b581c"/>
    </style:style>
    <style:style style:name="P7" style:family="paragraph" style:parent-style-name="Text_20_body">
      <style:text-properties officeooo:rsid="000b581c" officeooo:paragraph-rsid="000c4279"/>
    </style:style>
    <style:style style:name="P8" style:family="paragraph" style:parent-style-name="Text_20_body">
      <style:text-properties officeooo:rsid="000b581c" officeooo:paragraph-rsid="000e8545"/>
    </style:style>
    <style:style style:name="P9" style:family="paragraph" style:parent-style-name="Text_20_body">
      <style:text-properties officeooo:rsid="000c4279" officeooo:paragraph-rsid="000c4279"/>
    </style:style>
    <style:style style:name="P10" style:family="paragraph" style:parent-style-name="Text_20_body">
      <style:text-properties officeooo:rsid="000c4279" officeooo:paragraph-rsid="000e8545"/>
    </style:style>
    <style:style style:name="P11" style:family="paragraph" style:parent-style-name="Text_20_body">
      <style:text-properties officeooo:rsid="000ccba9" officeooo:paragraph-rsid="000ccba9"/>
    </style:style>
    <style:style style:name="P12" style:family="paragraph" style:parent-style-name="Text_20_body">
      <style:text-properties officeooo:rsid="000ccba9" officeooo:paragraph-rsid="000e8545"/>
    </style:style>
    <style:style style:name="P13" style:family="paragraph" style:parent-style-name="Text_20_body">
      <style:text-properties officeooo:rsid="000e8545" officeooo:paragraph-rsid="000e8545"/>
    </style:style>
    <style:style style:name="P14" style:family="paragraph" style:parent-style-name="Text_20_body">
      <style:text-properties officeooo:paragraph-rsid="000e8545"/>
    </style:style>
    <style:style style:name="P15" style:family="paragraph" style:parent-style-name="Heading_20_3">
      <style:text-properties officeooo:rsid="000e8545" officeooo:paragraph-rsid="000e8545"/>
    </style:style>
    <style:style style:name="T1" style:family="text">
      <style:text-properties officeooo:rsid="0009fd72"/>
    </style:style>
    <style:style style:name="T2" style:family="text">
      <style:text-properties officeooo:rsid="000c4279"/>
    </style:style>
    <style:style style:name="T3" style:family="text">
      <style:text-properties officeooo:rsid="000e85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ic Beaulieu<text:tab/><text:tab/><text:tab/><text:tab/><text:tab/></text:p>
      <text:p text:style-name="P1"/>
      <text:h text:style-name="Heading_20_1" text:outline-level="1">Etude empirique IDM</text:h>
      <text:p text:style-name="Text_20_body"/>
      <text:p text:style-name="P3">Toutes les vidéos peuvent être retrouver dans le dossier video/original du projet xtext.</text:p>
      <text:h text:style-name="Heading_20_3" text:outline-level="3">1ère analyse : <text:span text:style-name="T2">noel.mp4 + rue.mp4</text:span></text:h>
      <text:p text:style-name="P4">Concaténation de deux vidéo :</text:p>
      <text:p text:style-name="P4">noel.mp4, taille : 2 689 877 octets</text:p>
      <text:p text:style-name="P4">rue.mp4, taille : 1 211 105 octets</text:p>
      <text:p text:style-name="P4">2 689 877 + 1 211 105 = 3 900 982</text:p>
      <text:p text:style-name="P4">taille estimé de la concaténation :3 900 982 octets</text:p>
      <text:p text:style-name="P4">taille réel de la concaténation : 3 900 516 octets</text:p>
      <text:p text:style-name="P4">Ont peut donc en conclure qu’il y à une petite perte d’information lors de la concaténation des 2 vidéos. Cette perte correspond sans doute au entête des 2 fichiers mp4 qui en donne finalement qu’un seul après la concaténation.</text:p>
      <text:p text:style-name="P8">Taille des données perdu : 416 octets, <text:span text:style-name="T3">soit 0,0001 % des données sont perdus.</text:span></text:p>
      <text:h text:style-name="Heading_20_3" text:outline-level="3">2eme analyse : <text:span text:style-name="T2">rue.mp4 + noel.mp4</text:span></text:h>
      <text:p text:style-name="P6">Maintenant je vais effectuez la même concaténation mais dans d’abord rue.mp4 puis noel.mp4</text:p>
      <text:p text:style-name="P6">Taille obtenue : 3 882 290 octets</text:p>
      <text:p text:style-name="P6">La taille est différente que celle précédemment. Je suppose donc que la vidéo noel.mp4 et rue.mp4 ont des entête de taille différente et que ffmpeg va mettre en entête de résultat l’une des 2 vidéos.</text:p>
      <text:p text:style-name="P8">Taille des données perdu : 18 692 octets, <text:span text:style-name="T3">soit 0,0047 % des données sont perdus.</text:span></text:p>
      <text:h text:style-name="Heading_20_3" text:outline-level="3">3ème analyse : <text:span text:style-name="T2">noel.mp4 + floue.mp4</text:span></text:h>
      <text:p text:style-name="P9">Taille de noel.mp4 : <text:span text:style-name="T1">2 689 877 octets</text:span></text:p>
      <text:p text:style-name="P9">Taille de floue.mp4 : 535 776 octets</text:p>
      <text:p text:style-name="P9">addition des deux : 3 22<text:span text:style-name="T3">5</text:span> 653 octets</text:p>
      <text:p text:style-name="P10">Taille final de la concaténation : <text:span text:style-name="T3">3 225 303</text:span> octets</text:p>
      <text:p text:style-name="P14">Taille des données <text:span text:style-name="T3">perdu </text:span>: <text:span text:style-name="T3">350 </text:span>octets, <text:span text:style-name="T3">soit 0,0001 % des données sont perdus</text:span></text:p>
      <text:p text:style-name="P7"/>
      <text:p text:style-name="P9">Je pensais que ffmpeg allais prendre l’entête de la 1ère photo pour la mettre en entête de la vidéo concaténé. Mais se n’est pas le cas car sinon la tailles des données perdu serais la aussi de 416 octets.</text:p>
      <text:p text:style-name="P12"><text:soft-page-break/>En produisant l’inverse, floue.mp4 + noel.mp4, ont obtient 3 206 837 octets. Ce qui fais une perte de 15 816 octets. <text:span text:style-name="T3">Ce qui représente 0,0049 % des données perdus.</text:span></text:p>
      <text:p text:style-name="P11"/>
      <text:h text:style-name="P15" text:outline-level="3">4ème analyse : noel.mp4 + rue.mp4 + floue.mp4</text:h>
      <text:p text:style-name="P10">Taille de noel.mp4 : <text:span text:style-name="T1">2 689 877 octets</text:span></text:p>
      <text:p text:style-name="P5">rue.mp4, taille : 1 211 105 octets</text:p>
      <text:p text:style-name="P10">Taille de floue.mp4 : 535 776 octets</text:p>
      <text:p text:style-name="P13">Somme : 4 436 758 octets</text:p>
      <text:p text:style-name="P13">Taille après concaténation : 4 435 711 octets</text:p>
      <text:p text:style-name="P13">Perte : 1047, soit 0,0002 %.</text:p>
      <text:p text:style-name="P13"/>
      <text:p text:style-name="P13">Ont peut donc en conclure que la perte lors de concaténations de plusieurs vidéos reste min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23:15:54.514975359</meta:creation-date>
    <dc:date>2018-01-19T21:49:06.702203966</dc:date>
    <meta:editing-duration>PT17M38S</meta:editing-duration>
    <meta:editing-cycles>3</meta:editing-cycles>
    <meta:generator>LibreOffice/5.1.6.2$Linux_X86_64 LibreOffice_project/10m0$Build-2</meta:generator>
    <meta:document-statistic meta:table-count="0" meta:image-count="0" meta:object-count="0" meta:page-count="2" meta:paragraph-count="33" meta:word-count="389" meta:character-count="2112" meta:non-whitespace-character-count="1751"/>
  </office:meta>
</office:document-meta>
</file>